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HTML">
      <style:paragraph-properties style:page-number="auto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 text:protected="true">
        <text:section-source xlink:href="../../../../../Training/04-08-2021/Hello-World.html"/>
        <text:p text:style-name="P1">Hello World ! 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17:35:29.574497968</meta:creation-date>
    <dc:date>2021-08-04T17:36:19.853687274</dc:date>
    <meta:editing-duration>PT52S</meta:editing-duration>
    <meta:editing-cycles>1</meta:editing-cycles>
    <meta:document-statistic meta:table-count="0" meta:image-count="0" meta:object-count="0" meta:page-count="1" meta:paragraph-count="1" meta:word-count="3" meta:character-count="14" meta:non-whitespace-character-count="11"/>
    <meta:generator>LibreOffice/6.4.6.2$Linux_X86_64 LibreOffice_project/40$Build-2</meta:generator>
  </office:meta>
</office:document-meta>
</file>